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a7f7"/>
    </style:style>
    <style:style style:name="P2" style:family="paragraph" style:parent-style-name="Standard">
      <style:text-properties officeooo:rsid="000da7f7" officeooo:paragraph-rsid="000da7f7"/>
    </style:style>
    <style:style style:name="P3" style:family="paragraph" style:parent-style-name="Standard">
      <style:paragraph-properties fo:break-before="page"/>
      <style:text-properties officeooo:rsid="000da7f7" officeooo:paragraph-rsid="000da7f7"/>
    </style:style>
    <style:style style:name="P4" style:family="paragraph" style:parent-style-name="Standard" style:list-style-name="L1">
      <style:text-properties officeooo:rsid="000da7f7" officeooo:paragraph-rsid="000da7f7"/>
    </style:style>
    <style:style style:name="P5" style:family="paragraph" style:parent-style-name="Standard" style:list-style-name="L2">
      <style:text-properties officeooo:rsid="000da7f7" officeooo:paragraph-rsid="000da7f7"/>
    </style:style>
    <style:style style:name="P6" style:family="paragraph" style:parent-style-name="Standard" style:list-style-name="L3">
      <style:text-properties officeooo:rsid="000da7f7" officeooo:paragraph-rsid="000da7f7"/>
    </style:style>
    <style:style style:name="P7" style:family="paragraph" style:parent-style-name="Standard" style:list-style-name="L4">
      <style:text-properties officeooo:rsid="000da7f7" officeooo:paragraph-rsid="000da7f7"/>
    </style:style>
    <style:style style:name="P8" style:family="paragraph" style:parent-style-name="Standard" style:list-style-name="L5">
      <style:text-properties officeooo:rsid="000da7f7" officeooo:paragraph-rsid="000da7f7"/>
    </style:style>
    <style:style style:name="P9" style:family="paragraph" style:parent-style-name="Standard">
      <style:paragraph-properties fo:text-align="center" style:justify-single-word="false"/>
      <style:text-properties officeooo:rsid="000da7f7" officeooo:paragraph-rsid="000da7f7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5">
      <style:text-properties officeooo:paragraph-rsid="000da7f7"/>
    </style:style>
    <style:style style:name="T1" style:family="text">
      <style:text-properties officeooo:rsid="000da7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bot</text:p>
      <text:p text:style-name="P1"/>
      <text:p text:style-name="P1"/>
      <text:p text:style-name="P2">Mind</text:p>
      <text:list text:style-name="L4">
        <text:list-item>
          <text:p text:style-name="P7">Raspberry PI</text:p>
        </text:list-item>
        <text:list-item>
          <text:p text:style-name="P7">OpenAI GPTv4 API</text:p>
        </text:list-item>
        <text:list-item>
          <text:p text:style-name="P7">Wifi</text:p>
        </text:list-item>
        <text:list-item>
          <text:p text:style-name="P7">STT loop → definitely reference matella</text:p>
        </text:list-item>
        <text:list-item>
          <text:p text:style-name="P7">Facial recognition</text:p>
        </text:list-item>
      </text:list>
      <text:p text:style-name="P2"/>
      <text:p text:style-name="P2">Voice</text:p>
      <text:list text:style-name="L3">
        <text:list-item>
          <text:p text:style-name="P6">xVASynth local HTTP API <text:s/>(localhost:8008)</text:p>
        </text:list-item>
        <text:list-item>
          <text:p text:style-name="P6">Potential Models</text:p>
          <text:list>
            <text:list-item>
              <text:p text:style-name="P6">Paul Busco (Need to train/isolate personally)</text:p>
            </text:list-item>
            <text:list-item>
              <text:p text:style-name="P6"/>
            </text:list-item>
          </text:list>
        </text:list-item>
        <text:list-item>
          <text:p text:style-name="P6">Connect to mind somehow</text:p>
          <text:list>
            <text:list-item>
              <text:p text:style-name="P6">Perhaps fork matella or use as reference</text:p>
            </text:list-item>
          </text:list>
        </text:list-item>
      </text:list>
      <text:p text:style-name="P2">Face</text:p>
      <text:list text:style-name="L2">
        <text:list-item>
          <text:p text:style-name="P5">Small Raspberry Pi Touchscreen connected to GPIO (Maybe non-touchscreen to conserve more IO pin slots)</text:p>
          <text:list>
            <text:list-item>
              <text:p text:style-name="P5">Resolution 480x320</text:p>
            </text:list-item>
            <text:list-item>
              <text:p text:style-name="P5"/>
            </text:list-item>
          </text:list>
        </text:list-item>
        <text:list-item>
          <text:p text:style-name="P5">Static Image OR</text:p>
        </text:list-item>
        <text:list-item>
          <text:p text:style-name="P5">On-the-fly: Face modulator </text:p>
        </text:list-item>
      </text:list>
      <text:p text:style-name="P2"/>
      <text:p text:style-name="P2">Body</text:p>
      <text:list text:style-name="L1">
        <text:list-item>
          <text:p text:style-name="P4">Arduino</text:p>
        </text:list-item>
        <text:list-item>
          <text:p text:style-name="P4">Servomotors</text:p>
        </text:list-item>
        <text:list-item>
          <text:p text:style-name="P4">Battery</text:p>
        </text:list-item>
        <text:list-item>
          <text:p text:style-name="P4">Old Roomba?</text:p>
        </text:list-item>
      </text:list>
      <text:p text:style-name="P2"/>
      <text:p text:style-name="P3"/>
      <text:p text:style-name="P9">Main languages</text:p>
      <text:list text:style-name="L5">
        <text:list-item>
          <text:p text:style-name="P11"><text:span text:style-name="T1">Python</text:span></text:p>
          <text:list>
            <text:list-item>
              <text:p text:style-name="P8">Pros</text:p>
              <text:list>
                <text:list-item>
                  <text:p text:style-name="P8">Easy/Fast to build</text:p>
                </text:list-item>
                <text:list-item>
                  <text:p text:style-name="P8">lots of libraries/AI github</text:p>
                </text:list-item>
              </text:list>
            </text:list-item>
            <text:list-item>
              <text:p text:style-name="P8">Cons</text:p>
              <text:list>
                <text:list-item>
                  <text:p text:style-name="P8">Slow</text:p>
                </text:list-item>
                <text:list-item>
                  <text:p text:style-name="P8">Might not be as supported on Raspberry Pi</text:p>
                </text:list-item>
              </text:list>
            </text:list-item>
          </text:list>
        </text:list-item>
        <text:list-item>
          <text:p text:style-name="P8">C++</text:p>
          <text:list>
            <text:list-item>
              <text:p text:style-name="P8">Pros</text:p>
              <text:list>
                <text:list-item>
                  <text:p text:style-name="P8">Way faster/more optimized for Raspberry Pi</text:p>
                </text:list-item>
              </text:list>
            </text:list-item>
            <text:list-item>
              <text:p text:style-name="P8">Cons</text:p>
              <text:list>
                <text:list-item>
                  <text:p text:style-name="P8">More difficult to program</text:p>
                </text:list-item>
                <text:list-item>
                  <text:p text:style-name="P8">No idea how it works</text:p>
                </text:list-item>
              </text:list>
            </text:list-item>
          </text:list>
        </text:list-item>
        <text:list-item>
          <text:p text:style-name="P8">Node.js</text:p>
          <text:list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3:19:17.712903798</meta:creation-date>
    <dc:date>2023-10-21T16:23:10.543374736</dc:date>
    <meta:editing-duration>PT3H3M53S</meta:editing-duration>
    <meta:editing-cycles>1</meta:editing-cycles>
    <meta:generator>LibreOffice/7.5.5.2$Linux_X86_64 LibreOffice_project/50$Build-2</meta:generator>
    <meta:document-statistic meta:table-count="0" meta:image-count="0" meta:object-count="0" meta:page-count="2" meta:paragraph-count="41" meta:word-count="146" meta:character-count="732" meta:non-whitespace-character-count="657"/>
  </office:meta>
</office:document-meta>
</file>